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bold"/>
    </style:style>
    <style:style style:name="P2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8000001907349pt" fo:letter-spacing="normal" fo:font-style="normal" fo:font-weight="bold"/>
    </style:style>
    <style:style style:name="P3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4" style:family="paragraph" style:parent-style-name="Standard">
      <style:text-properties fo:color="#000000" loext:opacity="100%"/>
    </style:style>
    <style:style style:name="P5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7" style:family="paragraph" style:parent-style-name="Text_20_body" style:list-style-name="L1">
      <style:paragraph-properties fo:margin-left="0.296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weight="bold" loext:padding="0cm" loext:border="none"/>
    </style:style>
    <style:style style:name="T2" style:family="text">
      <style:text-properties style:font-name="inherit" fo:font-weight="bold" loext:padding="0cm" loext:border="none"/>
    </style:style>
    <style:style style:name="T3" style:family="text">
      <style:text-properties fo:font-variant="normal" fo:text-transform="none" fo:color="#d7d7d7" loext:opacity="100%" style:font-name="Open Sans" fo:font-size="8.39999961853027pt" fo:letter-spacing="normal" fo:font-style="normal" fo:font-weight="normal"/>
    </style:style>
    <style:style style:name="T4" style:family="text">
      <style:text-properties fo:font-variant="normal" fo:text-transform="none" fo:color="#d7d7d7" loext:opacity="100%" style:font-name="Open Sans" fo:font-size="8.39999961853027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d7d7d7" loext:opacity="100%" style:font-name="inherit" fo:font-size="8.39999961853027pt" fo:letter-spacing="normal" fo:font-style="normal" fo:font-weight="bold" loext:padding="0cm" loext:border="none"/>
    </style:style>
    <style:style style:name="T6" style:family="text">
      <style:text-properties fo:font-variant="normal" fo:text-transform="none" style:font-name="Open Sans" fo:font-size="8.39999961853027pt" fo:letter-spacing="normal" fo:font-style="normal" fo:font-weight="normal"/>
    </style:style>
    <style:style style:name="T7" style:family="text">
      <style:text-properties fo:font-variant="normal" fo:text-transform="none" style:font-name="Open Sans" fo:font-size="8.39999961853027pt" fo:letter-spacing="normal" fo:font-style="normal" fo:font-weight="normal" loext:padding="0cm" loext:border="none"/>
    </style:style>
    <style:style style:name="T8" style:family="text">
      <style:text-properties fo:font-variant="normal" fo:text-transform="none" style:font-name="inherit" fo:font-size="8.39999961853027pt" fo:letter-spacing="normal" fo:font-style="normal" fo:font-weight="bold" loext:padding="0cm" loext:border="none"/>
    </style:style>
    <style:style style:name="T9" style:family="text"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T10" style:family="text">
      <style:text-properties fo:font-variant="normal" fo:text-transform="none" fo:color="#000000" loext:opacity="100%" style:font-name="Open Sans" fo:font-size="8.39999961853027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000000" loext:opacity="100%" style:font-name="inherit" fo:font-size="8.39999961853027pt" fo:letter-spacing="normal" fo:font-style="normal" fo:font-weight="bold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h text:style-name="P1" text:outline-level="1">Chef and Proportion</text:h>
      <text:p text:style-name="P5"/>
      <text:p text:style-name="P5">Chef recently learned about ratios and proportions. He wrote some positive integers <text:span text:style-name="T2">a, b, c, d</text:span> on a paper. Chef wants to know whether he can shuffle these numbers so as to make some proportion? Formally, four numbers <text:span text:style-name="T2">x, y, z, w</text:span> are said to make a proportion if ratio of <text:span text:style-name="T2">x : y</text:span> is same as that of <text:span text:style-name="T2">z : w</text:span>.</text:p>
      <text:h text:style-name="P2" text:outline-level="3">Input</text:h>
      <text:p text:style-name="P5">Only line of the input contains four space separated positive integers - <text:span text:style-name="T2">a, b, c, d</text:span>.</text:p>
      <text:h text:style-name="P2" text:outline-level="3">Output</text:h>
      <text:p text:style-name="P8"><text:span text:style-name="T9">Print "Possible" if it is possible to shuffle </text:span><text:span text:style-name="T11">a, b, c, d</text:span><text:span text:style-name="T9"> to make proportion, otherwise "Impossible" (</text:span><text:span text:style-name="Teletype"><text:span text:style-name="T10">without quotes</text:span></text:span><text:span text:style-name="T9">).</text:span></text:p>
      <text:h text:style-name="P2" text:outline-level="3">Constraints</text:h>
      <text:list xml:id="list1123938452" text:style-name="L1">
        <text:list-item>
          <text:p text:style-name="P7">1 ≤ <text:span text:style-name="T1">a, b, c, d </text:span>≤ 1000</text:p>
        </text:list-item>
      </text:list>
      <text:h text:style-name="P2" text:outline-level="3">Sample 1:</text:h>
      <text:p text:style-name="P6">Input</text:p>
      <text:p text:style-name="P6">Output</text:p>
      <text:p text:style-name="P3">1 2 4 2</text:p>
      <text:p text:style-name="P3">Possible</text:p>
      <text:h text:style-name="P2" text:outline-level="3">Explanation:</text:h>
      <text:p text:style-name="P5">By swapping 4 and the second 2, we get 1 2 2 4. Note that 1 2 2 4 make proportion as 1 : 2 = 2 : 4. Hence answer is "Possible"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9T13:21:09.666000000</dc:date>
    <meta:editing-duration>PT36S</meta:editing-duration>
    <meta:editing-cycles>1</meta:editing-cycles>
    <meta:document-statistic meta:table-count="0" meta:image-count="0" meta:object-count="0" meta:page-count="1" meta:paragraph-count="15" meta:word-count="155" meta:character-count="738" meta:non-whitespace-character-count="599"/>
    <meta:generator>LibreOffice/7.2.2.2$Windows_X86_64 LibreOffice_project/02b2acce88a210515b4a5bb2e46cbfb63fe97d56</meta:generator>
  </office:meta>
</office:document-meta>
</file>